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4a9" officeooo:paragraph-rsid="001db4a9"/>
    </style:style>
    <style:style style:name="P2" style:family="paragraph" style:parent-style-name="Standard" style:list-style-name="L1">
      <style:text-properties officeooo:rsid="001db4a9" officeooo:paragraph-rsid="001db4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tura do BRM</text:p>
      <text:p text:style-name="P1">CRIAÇÃO DE CONTA</text:p>
      <text:p text:style-name="P1">FATURAMENTO</text:p>
      <text:p text:style-name="P1">COBRANÇA</text:p>
      <text:p text:style-name="P1"/>
      <text:p text:style-name="P1">PROCESSO INICIAL DO BRM</text:p>
      <text:p text:style-name="P1">Cadastro do cliente </text:p>
      <text:list xml:id="list1724420830" text:style-name="L1">
        <text:list-item>
          <text:p text:style-name="P2">Criação de conta → tabela de com info de conta;</text:p>
        </text:list-item>
        <text:list-item>
          <text:p text:style-name="P2">Criação de perfil → tabela de 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1T21:07:52.366000000</meta:creation-date>
    <dc:date>2021-05-31T21:55:06.610000000</dc:date>
    <meta:editing-duration>PT37M4S</meta:editing-duration>
    <meta:editing-cycles>1</meta:editing-cycles>
    <meta:document-statistic meta:table-count="0" meta:image-count="0" meta:object-count="0" meta:page-count="1" meta:paragraph-count="9" meta:word-count="34" meta:character-count="176" meta:non-whitespace-character-count="151"/>
    <meta:generator>LibreOffice/6.4.5.2$Windows_X86_64 LibreOffice_project/a726b36747cf2001e06b58ad5db1aa3a9a1872d6</meta:generator>
  </office:meta>
</office:document-meta>
</file>